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position="super 58%" fo:font-weight="normal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1FF15_4</text:p>
      <text:p text:style-name="P3">American Genizah Project: Partnership for Posterity</text:p>
      <text:p text:style-name="P3">Sabato Morais Collection Catalogue Template</text:p>
      <text:p text:style-name="P2"/>
      <text:p text:style-name="P2">Cataloguer: Heather Newlin</text:p>
      <text:p text:style-name="P2"/>
      <text:p text:style-name="P2"/>
      <text:p text:style-name="P2">I. Provenance</text:p>
      <text:p text:style-name="P2"/>
      <text:p text:style-name="P2">Source: CAJS Sabato Morais Papers</text:p>
      <text:p text:style-name="P2">Location: Box 1, FF 15</text:p>
      <text:p text:style-name="P2">Restrictions: ?</text:p>
      <text:p text:style-name="P2"/>
      <text:p text:style-name="P2">II. Descriptive Metadata</text:p>
      <text:p text:style-name="P2"/>
      <text:p text:style-name="P2">Script<text:tab/><text:tab/><text:tab/><text:tab/><text:tab/><text:tab/>Manuscript</text:p>
      <text:p text:style-name="P2"><text:s/>(manuscript or typescript) <text:tab/><text:tab/><text:tab/><text:tab/></text:p>
      <text:p text:style-name="P2">Language (s)<text:tab/><text:tab/><text:tab/><text:tab/><text:tab/>English<text:tab/><text:tab/><text:tab/><text:tab/><text:tab/></text:p>
      <text:p text:style-name="P2">Author of letter<text:tab/><text:tab/><text:tab/><text:tab/>M. Blumenthal</text:p>
      <text:p text:style-name="P2">Signed letter<text:tab/><text:tab/><text:tab/><text:tab/><text:tab/>Y</text:p>
      <text:p text:style-name="P2">Unsigned letter</text:p>
      <text:p text:style-name="P2">Dictated letter</text:p>
      <text:p text:style-name="P2">Anonymous</text:p>
      <text:p text:style-name="P2">Addressee of letter<text:tab/><text:tab/><text:tab/><text:tab/>Sabato Morais</text:p>
      <text:p text:style-name="P2">Addressee as “Editor”<text:tab/><text:tab/><text:tab/><text:tab/></text:p>
      <text:p text:style-name="P2">Date (derived from Hebrew Date)<text:tab/><text:tab/>5618</text:p>
      <text:p text:style-name="P2">Date (derived from Gregorian calendar)<text:tab/>8 August 1858</text:p>
      <text:p text:style-name="P2">Month<text:tab/><text:tab/><text:tab/><text:tab/><text:tab/><text:tab/>August</text:p>
      <text:p text:style-name="P2">Year<text:tab/><text:tab/><text:tab/><text:tab/><text:tab/><text:tab/>1858</text:p>
      <text:p text:style-name="P2">Hebrew Date<text:tab/><text:tab/><text:tab/><text:tab/><text:tab/></text:p>
      <text:p text:style-name="P2">Undated</text:p>
      <text:p text:style-name="P2">City<text:tab/><text:tab/><text:tab/><text:tab/><text:tab/><text:tab/>New York</text:p>
      <text:p text:style-name="P2">State<text:tab/><text:tab/><text:tab/><text:tab/><text:tab/><text:tab/>New York<text:tab/> <text:s text:c="2"/><text:tab/><text:tab/><text:tab/><text:tab/></text:p>
      <text:p text:style-name="P2">Country<text:tab/><text:tab/><text:tab/><text:tab/><text:tab/>USA</text:p>
      <text:p text:style-name="P2">Subject<text:tab/><text:tab/><text:tab/><text:tab/><text:tab/></text:p>
      <text:p text:style-name="P2">Keywords</text:p>
      <text:p text:style-name="P2"/>
      <text:p text:style-name="P2"/>
      <text:p text:style-name="P2">III. Document Types</text:p>
      <text:p text:style-name="P2"/>
      <text:p text:style-name="P2">Correspondence<text:tab/><text:tab/><text:tab/><text:tab/>Y</text:p>
      <text:p text:style-name="P2">(Synagogue) Sermon</text:p>
      <text:p text:style-name="P2">(Public) Discourse</text:p>
      <text:p text:style-name="P2">Literary Document<text:tab/><text:tab/><text:tab/><text:tab/></text:p>
      <text:p text:style-name="P2">Legal Document</text:p>
      <text:p text:style-name="P2">Receipts</text:p>
      <text:p text:style-name="P2">Newspaper Clipping</text:p>
      <text:p text:style-name="P2">Greeting Card</text:p>
      <text:p text:style-name="P2">Calling Card</text:p>
      <text:p text:style-name="P2"/>
      <text:p text:style-name="P2"/>
      <text:p text:style-name="P2">IV. Physical Features </text:p>
      <text:p text:style-name="P2"/>
      <text:p text:style-name="P2">Condition (e.g. fragile)<text:tab/><text:tab/><text:tab/></text:p>
      <text:p text:style-name="P2">Paper size (letter or legal size)<text:tab/><text:tab/></text:p>
      <text:p text:style-name="P2">Number of Pages<text:tab/><text:tab/><text:tab/><text:tab/>3</text:p>
      <text:p text:style-name="P2">Number of Sheets<text:tab/><text:tab/><text:tab/><text:tab/>2</text:p>
      <text:p text:style-name="P2">Fragment<text:tab/><text:tab/><text:tab/><text:tab/><text:tab/></text:p>
      <text:p text:style-name="P2">Pagination </text:p>
      <text:p text:style-name="P2">Foliation</text:p>
      <text:p text:style-name="P2">Additional Numeration</text:p>
      <text:p text:style-name="P2">Envelope</text:p>
      <text:p text:style-name="P2">Stamp</text:p>
      <text:p text:style-name="P2">Postmark<text:tab/><text:tab/><text:tab/><text:tab/><text:tab/><text:tab/><text:tab/><text:tab/></text:p>
      <text:p text:style-name="P2">Wax seal<text:tab/><text:tab/><text:tab/><text:tab/><text:tab/></text:p>
      <text:p text:style-name="P2"/>
      <text:p text:style-name="P2">V. Added entries </text:p>
      <text:p text:style-name="P2"/>
      <text:p text:style-name="P2">Additional names mentioned: </text:p>
      <text:p text:style-name="P2">Additional Places mentioned: </text:p>
      <text:p text:style-name="P2">Additional Dates mentioned:</text:p>
      <text:p text:style-name="P2"/>
      <text:p text:style-name="P2">VI. Notes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VII Transcription</text:p>
      <text:p text:style-name="P2"><text:span text:style-name="T1">(Symbols: <text:s/>? = uncertain; [ ] = supplied information; / = end of line)</text:span></text:p>
      <text:p text:style-name="P2"><text:span text:style-name="T1"/></text:p>
      <text:p text:style-name="P2"><text:span text:style-name="T1">[Page 1]</text:span></text:p>
      <text:p text:style-name="P2"><text:span text:style-name="T1">Revd. Mr. S. Morais,/</text:span></text:p>
      <text:p text:style-name="P2"><text:span text:style-name="T1"><text:tab/>Reverend and dear Sir,/</text:span></text:p>
      <text:p text:style-name="P2"><text:span text:style-name="T1"><text:tab/><text:tab/><text:tab/><text:tab/>Your/ highly valued note, dated Aug. 5. came duly to/ hand and I should have made myself the/ pleasure of replying sooner, had I not thought it best/ to lay the matter this day (Sunday) before the Directors/ at their usual meeting. <text:s/>Owing however to some cir-/cumstances—unnecessary to name—no meeting was/ held, and the opportunity thus denied me of arriving/ at some definite conclusion and informing you/ thereof./</text:span></text:p>
      <text:p text:style-name="P2"><text:span text:style-name="T1"><text:tab/>The case as stated by Dr. Bachman in his/ earnest appeal to your benevolence as well as the/ feeling description which you give of his destitude[sic]/ condition and forlorn prospects and hopes are/ certainly sufficient to enlist the sympathies of all/ “men of heart”; and I confess that both as a Colleague/ and an Israelite, as also as a man—a member/ of the great human family—I warmly feel for his/ position. <text:s/>You would therefor[sic] confer a favor upon/ me, by informing me, or requesting the Doctor to inform me/ {[?]fidentiellement) as to his disease, its nature &amp; history/</text:span></text:p>
      <text:p text:style-name="P2"><text:span text:style-name="T1"/></text:p>
      <text:p text:style-name="P2"><text:span text:style-name="T1">[Page 2]</text:span></text:p>
      <text:p text:style-name="P2"><text:span text:style-name="T1">and distinctly stating whether he wishes/ admission as a patient or simply as an/ Assistant Physician. <text:s/>Thus shall I be/ enabled to lay the case before the Board in/ its proper light and use the little influence/ I may possess in his favor./</text:span></text:p>
      <text:p text:style-name="P2"><text:span text:style-name="T1"><text:tab/>Our next meeting will be the Sunday/ ensuing./</text:span></text:p>
      <text:p text:style-name="P2"><text:span text:style-name="T1">For your flattering opinion of me—I must/ return you my best thanks, and beg to assure/ you that if I have left an impression half as/ favorable as your's upon me I shall feel that/ I was not in Philada in vain./</text:span></text:p>
      <text:p text:style-name="P2"><text:span text:style-name="T1">It has been my ambition ever in my humble/ station to act so as to merit the approval/ of my God &amp; my conscience and the good/ opinion of good men. <text:s/>How far I have/ succeeded in adhering to those principles/ of religion and morality, and making them/ my guide I may not say. <text:s/>It may be/ permitted me however to hope and strive/ that more matured judgement[sic] and will/ may enable me in the future to improve/ on the past./</text:span></text:p>
      <text:p text:style-name="P2"><text:span text:style-name="T1"/></text:p>
      <text:p text:style-name="P2"><text:span text:style-name="T1">[Page 3]</text:span></text:p>
      <text:p text:style-name="P2"><text:span text:style-name="T1">For your kind remembrance of me—as well/ as for the Foster Home Report my most/ sincere acknowledgements[sic]. <text:s/>Be assured dear/ Sir, I shall always feel highly honored/ whenever either upon business or from inclinat-/ion you may be disposed to address me./</text:span></text:p>
      <text:p text:style-name="P2"><text:span text:style-name="T1"/></text:p>
      <text:p text:style-name="P2"><text:span text:style-name="T1"><text:tab/>With best wishes for your health &amp;/ happiness &amp; compliments to your interesting/ Family/</text:span></text:p>
      <text:p text:style-name="P2"><text:span text:style-name="T1"><text:tab/><text:tab/>I am/</text:span></text:p>
      <text:p text:style-name="P2"><text:span text:style-name="T1"><text:tab/><text:tab/><text:tab/>Truly Your's/</text:span></text:p>
      <text:p text:style-name="P2"><text:span text:style-name="T1"><text:tab/><text:tab/>M. Blumenthal M. D./</text:span></text:p>
      <text:p text:style-name="P2"><text:span text:style-name="T1"><text:tab/><text:tab/><text:tab/>127 W. 13</text:span><text:span text:style-name="T2">th</text:span><text:span text:style-name="T1"> St/</text:span></text:p>
      <text:p text:style-name="P2"><text:span text:style-name="T1"/></text:p>
      <text:p text:style-name="P2"><text:span text:style-name="T1">New York. Aug. 8. 5618.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meta:creation-date>2009-04-22T12:50:43</meta:creation-date>
    <dc:date>2009-04-22T13:24:06</dc:date>
    <dc:language>en-US</dc:language>
    <meta:editing-cycles>2</meta:editing-cycles>
    <meta:editing-duration>PT3M2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3" meta:paragraph-count="78" meta:word-count="599" meta:character-count="3701"/>
  </office:meta>
</office:document-meta>
</file>